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1" svg:font-family="StarSymbol"/>
    <style:font-face style:font-family-generic="modern" style:font-pitch="fixed" style:name="Cumberland1" svg:font-family="Cumberland"/>
    <style:font-face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pitch="variable" style:name="StarSymbol2" svg:font-family="StarSymbol"/>
    <style:font-face style:font-pitch="variable" style:name="StarSymbol" svg:font-family="StarSymbol"/>
    <style:font-face style:font-family-generic="roman" style:font-pitch="variable" style:name="Thorndale" svg:font-family="Thorndale"/>
    <style:font-face style:font-family-generic="roman" style:font-pitch="variable" style:name="Thorndale2" svg:font-family="Thorndale"/>
    <style:font-face style:font-family-generic="roman" style:font-pitch="variable" style:name="Thorndale3" svg:font-family="Thorndale"/>
    <style:font-face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  <style:font-face style:font-family-generic="swiss" style:font-pitch="variable" style:name="Arial" svg:font-family="Arial"/>
  </office:font-face-decls>
  <office:automatic-styles>
    <style:style style:family="text" style:name="acbedf5">
      <style:text-properties fo:background-color="#3deb3d" fo:font-weight="bold" style:font-weight-asian="bold" style:font-weight-complex="bold"/>
    </style:style>
    <style:style style:family="text" style:name="a6758da">
      <style:text-properties fo:background-color="#3deb3d" fo:font-weight="bold" style:font-weight-asian="bold" style:font-weight-complex="bold"/>
    </style:style>
    <style:style style:family="paragraph" style:name="afc7849">
      <style:paragraph-properties/>
      <style:text-properties/>
    </style:style>
    <style:style style:family="table-cell" style:name="aafce39">
      <style:table-cell-properties fo:background-color="transparent" fo:border-bottom="0.35mm solid #e6e6e6" fo:border-left="none" fo:border-right="1.76mm solid #e6e6e6" fo:border-top="none" fo:padding-bottom="0.49mm" fo:padding-left="0.49mm" fo:padding-right="0.49mm" fo:padding-top="0.49mm"/>
    </style:style>
    <style:style style:family="table-cell" style:name="ab321b7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483485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0f6b63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7e683a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70c586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3d1fe2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ba42c0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d2c924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207a8d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2d5b8b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97935a">
      <style:table-cell-properties fo:background-color="transparent" fo:border-bottom="0.35mm solid #e6e6e6" fo:border-left="none" fo:border-right="none" fo:border-top="none" fo:padding-bottom="0.49mm" fo:padding-left="0.49mm" fo:padding-right="0.49mm" fo:padding-top="0.49mm"/>
    </style:style>
    <style:style style:family="table-cell" style:name="adf0bbd">
      <style:table-cell-properties fo:background-color="transparent" fo:border-bottom="0.35mm solid #e6e6e6" fo:border-left="1.76mm solid #e6e6e6" fo:border-right="none" fo:border-top="none" fo:padding-bottom="0.49mm" fo:padding-left="0.49mm" fo:padding-right="0.49mm" fo:padding-top="0.49mm"/>
    </style:style>
    <style:style style:family="table-cell" style:name="a763c29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31b70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eb89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8785b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3849e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6d5d5c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24720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5e2e1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bc0e4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8fe0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350a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64016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58784a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945836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030a4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f184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f7dd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f6e3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10860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bbd3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7bd1c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1e76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fc94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87694e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9e723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4665d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row" style:name="a7de87b">
      <style:table-row-properties style:row-height="10.0mm"/>
    </style:style>
    <style:style style:family="table-cell" style:name="a45ae59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21386b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84d96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8e578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3dd93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e4b8e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0c0b4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afdc5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e7313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14093">
      <style:table-cell-properties fo:background-color="#e6e6e6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bffa3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6b130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95386e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416ac9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dbbba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dc5b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fc53ac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e63e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1af17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4e14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87f9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366d2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4186d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00f2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b8f8f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99e89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row" style:name="a623468">
      <style:table-row-properties style:row-height="10.0mm"/>
    </style:style>
    <style:style style:family="table-cell" style:name="ac7c7ba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94fec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c1bd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1ba0fc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514f1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graphic" style:name="a4712e9" style:parent-style-name="default">
      <style:graphic-properties style:horizontal-pos="from-left" style:horizontal-rel="paragraph" style:vertical-pos="from-top" style:vertical-rel="paragraph" style:wrap="run-through" style:wrap-contour="false" svg:x="-8.91mm" svg:y="4.55mm"/>
    </style:style>
    <style:style style:family="graphic" style:name="ad0c3c9" style:parent-style-name="default">
      <style:graphic-properties style:horizontal-pos="from-left" style:horizontal-rel="paragraph" style:vertical-pos="from-top" style:vertical-rel="paragraph" style:wrap="run-through" style:wrap-contour="false" svg:x="-47.15mm" svg:y="19.51mm"/>
    </style:style>
    <style:style style:family="graphic" style:name="af90c79" style:parent-style-name="default">
      <style:graphic-properties style:horizontal-pos="from-left" style:horizontal-rel="paragraph" style:vertical-pos="from-top" style:vertical-rel="paragraph" style:wrap="run-through" style:wrap-contour="false" svg:x="37.11mm" svg:y="19.51mm"/>
    </style:style>
    <style:style style:family="graphic" style:name="ae8829a" style:parent-style-name="default">
      <style:graphic-properties style:horizontal-pos="from-left" style:horizontal-rel="paragraph" style:vertical-pos="from-top" style:vertical-rel="paragraph" style:wrap="run-through" style:wrap-contour="false" svg:x="19.09mm" svg:y="19.51mm"/>
    </style:style>
    <style:style style:family="graphic" style:name="afd60d1" style:parent-style-name="default">
      <style:graphic-properties style:horizontal-pos="from-left" style:horizontal-rel="paragraph" style:vertical-pos="from-top" style:vertical-rel="paragraph" style:wrap="run-through" style:wrap-contour="false" svg:x="37.11mm" svg:y="19.51mm"/>
    </style:style>
    <style:style style:family="graphic" style:name="a150ffb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8ce33a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54693a" style:parent-style-name="default">
      <style:graphic-properties style:horizontal-pos="from-left" style:horizontal-rel="paragraph" style:vertical-pos="from-top" style:vertical-rel="paragraph" style:wrap="run-through" style:wrap-contour="false" svg:x="-36.92mm" svg:y="4.55mm"/>
    </style:style>
    <style:style style:family="graphic" style:name="a572f12" style:parent-style-name="default">
      <style:graphic-properties style:horizontal-pos="from-left" style:horizontal-rel="paragraph" style:vertical-pos="from-top" style:vertical-rel="paragraph" style:wrap="run-through" style:wrap-contour="false" svg:x="23.62mm" svg:y="4.55mm"/>
    </style:style>
    <style:style style:family="graphic" style:name="a1e1c29" style:parent-style-name="default">
      <style:graphic-properties style:horizontal-pos="from-left" style:horizontal-rel="paragraph" style:vertical-pos="from-top" style:vertical-rel="paragraph" style:wrap="run-through" style:wrap-contour="false" svg:x="9.12mm" svg:y="4.55mm"/>
    </style:style>
    <style:style style:family="table-cell" style:name="a00b131">
      <style:table-cell-properties fo:background-color="#cccccc" fo:border-bottom="0.02mm solid #000000" fo:border-left="0.02mm solid #000000" fo:border-right="0.02mm solid #000000" fo:border-top="0.02mm solid #000000" fo:padding-bottom="0.49mm" fo:padding-left="0.49mm" fo:padding-right="0.49mm" fo:padding-top="0.49mm"/>
    </style:style>
    <style:style style:family="table-cell" style:name="a731e78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e88261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609d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b3fd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04eca9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b657f6">
      <style:table-cell-properties fo:background-color="transparent" fo:border-bottom="none" fo:border-left="none" fo:border-right="1.76mm solid #e6e6e6" fo:border-top="none" fo:padding-bottom="0.49mm" fo:padding-left="0.49mm" fo:padding-right="0.49mm" fo:padding-top="0.49mm"/>
    </style:style>
    <style:style style:family="table-cell" style:name="a9036d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977675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a1ad36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f1d1f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d9fce9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714287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eec4b4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2c4a3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64ef92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430ebb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cf50b3">
      <style:table-cell-properties fo:background-color="transparent" fo:border-bottom="none" fo:border-left="none" fo:border-right="none" fo:border-top="none" fo:padding-bottom="0.49mm" fo:padding-left="0.49mm" fo:padding-right="0.49mm" fo:padding-top="0.49mm"/>
    </style:style>
    <style:style style:family="table-cell" style:name="a6b46f2">
      <style:table-cell-properties fo:background-color="transparent" fo:border-bottom="none" fo:border-left="1.76mm solid #e6e6e6" fo:border-right="none" fo:border-top="none" fo:padding-bottom="0.49mm" fo:padding-left="0.49mm" fo:padding-right="0.49mm" fo:padding-top="0.49mm"/>
    </style:style>
    <style:style style:family="table-cell" style:name="a86cf77">
      <style:table-cell-properties fo:background-color="transparent" fo:border-bottom="none" fo:border-left="none" fo:border-right="1.76mm solid #e6e6e6" fo:border-top="0.35mm solid #e6e6e6" fo:padding-bottom="0.49mm" fo:padding-left="0.49mm" fo:padding-right="0.49mm" fo:padding-top="0.49mm"/>
    </style:style>
    <style:style style:family="table-cell" style:name="a9b8e0a">
      <style:table-cell-properties fo:background-color="transparent" fo:border-bottom="none" fo:border-left="none" fo:border-right="none" fo:border-top="0.35mm solid #e6e6e6" fo:padding-bottom="0.49mm" fo:padding-left="0.49mm" fo:padding-right="0.49mm" fo:padding-top="0.49mm"/>
    </style:style>
    <style:style style:family="table-cell" style:name="ac35d7a">
      <style:table-cell-properties fo:background-color="transparent" fo:border-bottom="none" fo:border-left="1.76mm solid #e6e6e6" fo:border-right="none" fo:border-top="0.35mm solid #e6e6e6" fo:padding-bottom="0.49mm" fo:padding-left="0.49mm" fo:padding-right="0.49mm" fo:padding-top="0.49mm"/>
    </style:style>
    <style:style style:family="table-column" style:name="a24fdd4">
      <style:table-column-properties style:rel-column-width="1851*"/>
    </style:style>
    <style:style style:family="table-column" style:name="a92a80a">
      <style:table-column-properties style:rel-column-width="7718*"/>
    </style:style>
    <style:style style:family="table-column" style:name="ad8e133">
      <style:table-column-properties style:rel-column-width="3090*"/>
    </style:style>
    <style:style style:family="table-column" style:name="afe3979">
      <style:table-column-properties style:rel-column-width="7718*"/>
    </style:style>
    <style:style style:family="table-column" style:name="a5cc52b">
      <style:table-column-properties style:rel-column-width="3090*"/>
    </style:style>
    <style:style style:family="table-column" style:name="a2dce37">
      <style:table-column-properties style:rel-column-width="7718*"/>
    </style:style>
    <style:style style:family="table-column" style:name="ad35c86">
      <style:table-column-properties style:rel-column-width="3090*"/>
    </style:style>
    <style:style style:family="table-column" style:name="ae73c9d">
      <style:table-column-properties style:rel-column-width="7718*"/>
    </style:style>
    <style:style style:family="table-column" style:name="ae88339">
      <style:table-column-properties style:rel-column-width="3090*"/>
    </style:style>
    <style:style style:family="table-column" style:name="a3ab5db">
      <style:table-column-properties style:rel-column-width="7718*"/>
    </style:style>
    <style:style style:family="table-column" style:name="a7773fc">
      <style:table-column-properties style:rel-column-width="3083*"/>
    </style:style>
    <style:style style:family="table-column" style:name="abb996d">
      <style:table-column-properties style:rel-column-width="7718*"/>
    </style:style>
    <style:style style:family="table-column" style:name="a7533b3">
      <style:table-column-properties style:rel-column-width="1933*"/>
    </style:style>
    <style:style style:family="table" style:name="a72d408">
      <style:table-properties fo:margin-bottom="1.99mm" fo:margin-top="1.99mm" style:width="16.999cm" table:align="left"/>
    </style:style>
    <style:style style:family="graphic" style:name="a7b93a3" style:parent-style-name="Graphics">
      <style:graphic-properties fo:background-color="ffffff" style:horizontal-pos="left" style:horizontal-rel="paragraph" style:vertical-pos="top" style:vertical-rel="paragraph" style:wrap="none" style:wrap-contour="false"/>
    </style: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xl_5f_numbering_5f_num">
      <text:list-level-style-number style:num-format="1" style:num-suffix=")" text:display-levels="1" text:level="1">
        <style:list-level-properties text:list-level-position-and-space-mode="label-alignment" text:min-label-distance="1mm" text:min-label-width="7mm">
          <style:list-level-label-alignment fo:margin-left="7.5mm" text:label-followed-by="listtab"/>
        </style:list-level-properties>
      </text:list-level-style-number>
      <text:list-level-style-number style:num-format="1" style:num-suffix=")" text:display-levels="2" text:level="2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3" text:level="3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4" text:level="4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5" text:level="5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6" text:level="6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7" text:level="7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8" text:level="8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)" text:display-levels="9" text:level="9">
        <style:list-level-properties fo:text-align="right" text:list-level-position-and-space-mode="label-alignment" text:min-label-width="4mm">
          <style:list-level-label-alignment fo:margin-left="4.99mm" text:label-followed-by="listtab"/>
        </style:list-level-properties>
      </text:list-level-style-number>
    </text:list-style>
    <text:list-style style:name="xl_5f_numbering_5f_bullet">
      <text:list-level-style-bullet text:bullet-char="•" text:level="1">
        <style:list-level-properties text:list-level-position-and-space-mode="label-alignment" text:min-label-distance="1mm" text:min-label-width="3mm">
          <style:list-level-label-alignment fo:margin-left="3.0mm" text:label-followed-by="listtab"/>
        </style:list-level-properties>
      </text:list-level-style-bullet>
      <text:list-level-style-bullet text:bullet-char="•" text:level="2">
        <style:list-level-properties text:min-label-distance="1mm"/>
      </text:list-level-style-bullet>
      <text:list-level-style-bullet text:bullet-char="•" text:level="3">
        <style:list-level-properties text:min-label-distance="1mm"/>
      </text:list-level-style-bullet>
      <text:list-level-style-bullet text:bullet-char="•" text:level="4">
        <style:list-level-properties text:min-label-distance="1mm"/>
      </text:list-level-style-bullet>
      <text:list-level-style-bullet text:bullet-char="•" text:level="5">
        <style:list-level-properties text:min-label-distance="1mm"/>
      </text:list-level-style-bullet>
      <text:list-level-style-bullet text:bullet-char="•" text:level="6">
        <style:list-level-properties text:min-label-distance="1mm"/>
      </text:list-level-style-bullet>
      <text:list-level-style-bullet text:bullet-char="•" text:level="7">
        <style:list-level-properties text:min-label-distance="1mm"/>
      </text:list-level-style-bullet>
      <text:list-level-style-bullet text:bullet-char="•" text:level="8">
        <style:list-level-properties text:min-label-distance="1mm"/>
      </text:list-level-style-bullet>
      <text:list-level-style-bullet text:bullet-char="•" text:level="9">
        <style:list-level-properties text:min-label-distance="1mm"/>
      </text:list-level-style-bullet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afc7849"><text:span text:style-name="a6758da">2</text:span><text:s/><text:span text:style-name="acbedf5"><text:s/></text:span>3 4<text:s/></text:p>
      <text:p text:style-name="xl_5f_text"><draw:frame draw:style-name="a7b93a3" svg:height="17.97mm" svg:width="56.07mm" text:anchor-type="paragraph"><draw:image xlink:actuate="onLoad" xlink:href="Pictures/10000000000001A60000008E5D5F0BC9.jpg" xlink:show="embed" xlink:type="simple"/><draw:text-box/></draw:frame></text:p>
      <table:table table:style-name="a72d408">
        <table:table-column table:style-name="a7533b3"/>
        <table:table-column table:style-name="abb996d"/>
        <table:table-column table:style-name="a7773fc"/>
        <table:table-column table:style-name="a3ab5db"/>
        <table:table-column table:style-name="ae88339"/>
        <table:table-column table:style-name="ae73c9d"/>
        <table:table-column table:style-name="ad35c86"/>
        <table:table-column table:style-name="a2dce37"/>
        <table:table-column table:style-name="a5cc52b"/>
        <table:table-column table:style-name="afe3979"/>
        <table:table-column table:style-name="ad8e133"/>
        <table:table-column table:style-name="a92a80a"/>
        <table:table-column table:style-name="a24fdd4"/>
        <table:table-row>
          <table:table-cell table:style-name="ac35d7a">
            <text:p text:style-name="xl_5f_table_5f_text_5f_center"/>
          </table:table-cell>
          <table:table-cell table:number-columns-spanned="11" table:style-name="a9b8e0a">
            <text:p text:style-name="xl_5f_text">Example of a storage/stream hierarchy. The names of all direct members of a storage must be different, but it is possible that two different storages contain a stream named “Stream1”.</text:p>
          </table:table-cell>
          <table:table-cell table:style-name="a86cf77">
            <text:p text:style-name="xl_5f_table_5f_text_5f_center"/>
          </table:table-cell>
        </table:table-row>
        <table:table-row>
          <table:table-cell table:style-name="a6b46f2">
            <text:p text:style-name="xl_5f_table_5f_text"/>
          </table:table-cell>
          <table:table-cell table:style-name="acf50b3">
            <text:p text:style-name="xl_5f_table_5f_text_5f_center"/>
          </table:table-cell>
          <table:table-cell table:style-name="a430ebb">
            <text:p text:style-name="xl_5f_table_5f_text_5f_center"/>
          </table:table-cell>
          <table:table-cell table:style-name="a64ef92">
            <text:p text:style-name="xl_5f_table_5f_text_5f_center"/>
          </table:table-cell>
          <table:table-cell table:style-name="a2c4a3b">
            <text:p text:style-name="xl_5f_table_5f_text_5f_center"/>
          </table:table-cell>
          <table:table-cell table:style-name="aeec4b4">
            <text:p text:style-name="xl_5f_table_5f_text_5f_center"/>
          </table:table-cell>
          <table:table-cell table:style-name="a714287">
            <text:p text:style-name="xl_5f_table_5f_text_5f_center"/>
          </table:table-cell>
          <table:table-cell table:style-name="ad9fce9">
            <text:p text:style-name="xl_5f_table_5f_text_5f_center"/>
          </table:table-cell>
          <table:table-cell table:style-name="a7f1d1f">
            <text:p text:style-name="xl_5f_table_5f_text_5f_center"/>
          </table:table-cell>
          <table:table-cell table:style-name="aa1ad36">
            <text:p text:style-name="xl_5f_table_5f_text_5f_center"/>
          </table:table-cell>
          <table:table-cell table:style-name="a977675">
            <text:p text:style-name="xl_5f_table_5f_text_5f_center"/>
          </table:table-cell>
          <table:table-cell table:style-name="a9036df">
            <text:p text:style-name="xl_5f_table_5f_text_5f_center"/>
          </table:table-cell>
          <table:table-cell table:style-name="ab657f6">
            <text:p text:style-name="xl_5f_table_5f_text"/>
          </table:table-cell>
        </table:table-row>
        <table:table-row>
          <table:table-cell table:style-name="a04eca9">
            <text:p text:style-name="xl_5f_table_5f_text"/>
          </table:table-cell>
          <table:table-cell table:style-name="a7b3fdb">
            <text:p text:style-name="xl_5f_table_5f_text_5f_center"/>
          </table:table-cell>
          <table:table-cell table:style-name="aa609d5">
            <text:p text:style-name="xl_5f_table_5f_text_5f_center"/>
          </table:table-cell>
          <table:table-cell table:style-name="ae88261">
            <text:p text:style-name="xl_5f_table_5f_text_5f_center"/>
          </table:table-cell>
          <table:table-cell table:style-name="a731e78">
            <text:p text:style-name="xl_5f_table_5f_text_5f_center"/>
          </table:table-cell>
          <table:table-cell table:number-columns-spanned="3" table:style-name="a00b131">
            <text:p text:style-name="xl_5f_table_5f_text_5f_center"><draw:frame draw:style-name="a1e1c29" draw:z-index="1" svg:height="9.99mm" svg:width="14.51mm" svg:x="9.12mm" svg:y="4.55mm" text:anchor-type="paragraph"><draw:text-box><text:p/></draw:text-box></draw:frame><draw:frame draw:style-name="a572f12" draw:z-index="2" svg:height="10.03mm" svg:width="13.59mm" svg:x="23.62mm" svg:y="4.55mm" text:anchor-type="paragraph"><draw:text-box><text:p/></draw:text-box></draw:frame><draw:frame draw:style-name="a54693a" draw:z-index="3" svg:height="9.99mm" svg:width="60.55mm" svg:x="-36.92mm" svg:y="4.55mm" text:anchor-type="paragraph"><draw:text-box><text:p/></draw:text-box></draw:frame><draw:frame draw:style-name="a8ce33a" draw:z-index="4" svg:height="9.99mm" svg:width="32.29mm" svg:x="23.62mm" svg:y="4.55mm" text:anchor-type="paragraph"><draw:text-box><text:p/></draw:text-box></draw:frame><draw:frame draw:style-name="a150ffb" draw:z-index="5" svg:height="10.03mm" svg:width="60.3mm" svg:x="23.62mm" svg:y="4.55mm" text:anchor-type="paragraph"><draw:text-box><text:p/></draw:text-box></draw:frame><draw:frame draw:style-name="afd60d1" draw:z-index="8" svg:height="10.03mm" svg:width="18.8mm" svg:x="37.11mm" svg:y="19.51mm" text:anchor-type="paragraph"><draw:text-box><text:p/></draw:text-box></draw:frame><draw:frame draw:style-name="ae8829a" draw:z-index="9" svg:height="9.98mm" svg:width="18.04mm" svg:x="19.09mm" svg:y="19.51mm" text:anchor-type="paragraph"><draw:text-box><text:p/></draw:text-box></draw:frame><draw:frame draw:style-name="af90c79" draw:z-index="7" svg:height="9.98mm" svg:width="0.01mm" svg:x="37.11mm" svg:y="19.51mm" text:anchor-type="paragraph"><draw:text-box><text:p/></draw:text-box></draw:frame><draw:frame draw:style-name="ad0c3c9" draw:z-index="6" svg:height="10.03mm" svg:width="0.01mm" svg:x="-47.15mm" svg:y="19.51mm" text:anchor-type="paragraph"><draw:text-box><text:p/></draw:text-box></draw:frame><draw:frame draw:style-name="a4712e9" draw:z-index="10" svg:height="9.99mm" svg:width="32.54mm" svg:x="-8.91mm" svg:y="4.55mm" text:anchor-type="paragraph"><draw:text-box><text:p/></draw:text-box></draw:frame>Root Storage</text:p>
          </table:table-cell>
          <table:table-cell table:style-name="a514f1f">
            <text:p text:style-name="xl_5f_table_5f_text_5f_center"/>
          </table:table-cell>
          <table:table-cell table:style-name="a1ba0fc">
            <text:p text:style-name="xl_5f_table_5f_text_5f_center"/>
          </table:table-cell>
          <table:table-cell table:style-name="aac1bdf">
            <text:p text:style-name="xl_5f_table_5f_text_5f_center"/>
          </table:table-cell>
          <table:table-cell table:style-name="a94fec3">
            <text:p text:style-name="xl_5f_table_5f_text_5f_center"/>
          </table:table-cell>
          <table:table-cell table:style-name="ac7c7ba">
            <text:p text:style-name="xl_5f_table_5f_text"/>
          </table:table-cell>
        </table:table-row>
        <table:table-row table:style-name="a623468">
          <table:table-cell table:style-name="a799e89">
            <text:p text:style-name="xl_5f_table_5f_text"/>
          </table:table-cell>
          <table:table-cell table:style-name="ab8f8f7">
            <text:p text:style-name="xl_5f_table_5f_text_5f_center"/>
          </table:table-cell>
          <table:table-cell table:style-name="ab00f2f">
            <text:p text:style-name="xl_5f_table_5f_text_5f_center"/>
          </table:table-cell>
          <table:table-cell table:style-name="ad4186d">
            <text:p text:style-name="xl_5f_table_5f_text_5f_center"/>
          </table:table-cell>
          <table:table-cell table:style-name="a366d22">
            <text:p text:style-name="xl_5f_table_5f_text_5f_center"/>
          </table:table-cell>
          <table:table-cell table:style-name="a087f91">
            <text:p text:style-name="xl_5f_table_5f_text_5f_center"/>
          </table:table-cell>
          <table:table-cell table:style-name="a34e141">
            <text:p text:style-name="xl_5f_table_5f_text_5f_center"/>
          </table:table-cell>
          <table:table-cell table:style-name="a1af173">
            <text:p text:style-name="xl_5f_table_5f_text_5f_center"/>
          </table:table-cell>
          <table:table-cell table:style-name="ace63ef">
            <text:p text:style-name="xl_5f_table_5f_text_5f_center"/>
          </table:table-cell>
          <table:table-cell table:style-name="afc53ac">
            <text:p text:style-name="xl_5f_table_5f_text_5f_center"/>
          </table:table-cell>
          <table:table-cell table:style-name="a2dc5b7">
            <text:p text:style-name="xl_5f_table_5f_text_5f_center"/>
          </table:table-cell>
          <table:table-cell table:style-name="adbbba2">
            <text:p text:style-name="xl_5f_table_5f_text_5f_center"/>
          </table:table-cell>
          <table:table-cell table:style-name="a416ac9">
            <text:p text:style-name="xl_5f_table_5f_text"/>
          </table:table-cell>
        </table:table-row>
        <table:table-row>
          <table:table-cell table:style-name="a95386e">
            <text:p text:style-name="xl_5f_table_5f_text"/>
          </table:table-cell>
          <table:table-cell table:style-name="a56b130">
            <text:p text:style-name="xl_5f_table_5f_text_5f_center">Storage1</text:p>
          </table:table-cell>
          <table:table-cell table:style-name="abffa3d">
            <text:p text:style-name="xl_5f_table_5f_text_5f_center"/>
          </table:table-cell>
          <table:table-cell table:style-name="ab14093">
            <text:p text:style-name="xl_5f_table_5f_text_5f_center">Stream1</text:p>
          </table:table-cell>
          <table:table-cell table:style-name="ae73137">
            <text:p text:style-name="xl_5f_table_5f_text_5f_center"/>
          </table:table-cell>
          <table:table-cell table:style-name="a4afdc5">
            <text:p text:style-name="xl_5f_table_5f_text_5f_center">Stream2</text:p>
          </table:table-cell>
          <table:table-cell table:style-name="a0c0b43">
            <text:p text:style-name="xl_5f_table_5f_text_5f_center"/>
          </table:table-cell>
          <table:table-cell table:style-name="abe4b8e">
            <text:p text:style-name="xl_5f_table_5f_text_5f_center">Storage2</text:p>
          </table:table-cell>
          <table:table-cell table:style-name="a3dd93b">
            <text:p text:style-name="xl_5f_table_5f_text_5f_center"/>
          </table:table-cell>
          <table:table-cell table:style-name="a48e578">
            <text:p text:style-name="xl_5f_table_5f_text_5f_center">Stream3</text:p>
          </table:table-cell>
          <table:table-cell table:style-name="a84d968">
            <text:p text:style-name="xl_5f_table_5f_text_5f_center"/>
          </table:table-cell>
          <table:table-cell table:style-name="a21386b">
            <text:p text:style-name="xl_5f_table_5f_text_5f_center">Stream4</text:p>
          </table:table-cell>
          <table:table-cell table:style-name="a45ae59">
            <text:p text:style-name="xl_5f_table_5f_text"/>
          </table:table-cell>
        </table:table-row>
        <table:table-row table:style-name="a7de87b">
          <table:table-cell table:style-name="ab4665d">
            <text:p text:style-name="xl_5f_table_5f_text"/>
          </table:table-cell>
          <table:table-cell table:style-name="a9e7238">
            <text:p text:style-name="xl_5f_table_5f_text_5f_center"/>
          </table:table-cell>
          <table:table-cell table:style-name="a87694e">
            <text:p text:style-name="xl_5f_table_5f_text_5f_center"/>
          </table:table-cell>
          <table:table-cell table:style-name="a7fc942">
            <text:p text:style-name="xl_5f_table_5f_text_5f_center"/>
          </table:table-cell>
          <table:table-cell table:style-name="a51e762">
            <text:p text:style-name="xl_5f_table_5f_text_5f_center"/>
          </table:table-cell>
          <table:table-cell table:style-name="a47bd1c">
            <text:p text:style-name="xl_5f_table_5f_text_5f_center"/>
          </table:table-cell>
          <table:table-cell table:style-name="a4bbd32">
            <text:p text:style-name="xl_5f_table_5f_text_5f_center"/>
          </table:table-cell>
          <table:table-cell table:style-name="aa10860">
            <text:p text:style-name="xl_5f_table_5f_text_5f_center"/>
          </table:table-cell>
          <table:table-cell table:style-name="aaf6e32">
            <text:p text:style-name="xl_5f_table_5f_text_5f_center"/>
          </table:table-cell>
          <table:table-cell table:style-name="a7f7ddf">
            <text:p text:style-name="xl_5f_table_5f_text_5f_center"/>
          </table:table-cell>
          <table:table-cell table:style-name="aaf1847">
            <text:p text:style-name="xl_5f_table_5f_text_5f_center"/>
          </table:table-cell>
          <table:table-cell table:style-name="a030a44">
            <text:p text:style-name="xl_5f_table_5f_text_5f_center"/>
          </table:table-cell>
          <table:table-cell table:style-name="a945836">
            <text:p text:style-name="xl_5f_table_5f_text"/>
          </table:table-cell>
        </table:table-row>
        <table:table-row>
          <table:table-cell table:style-name="a58784a">
            <text:p text:style-name="xl_5f_table_5f_text"/>
          </table:table-cell>
          <table:table-cell table:style-name="a464016">
            <text:p text:style-name="xl_5f_table_5f_text_5f_center">Stream1</text:p>
          </table:table-cell>
          <table:table-cell table:style-name="aa350ad">
            <text:p text:style-name="xl_5f_table_5f_text_5f_center"/>
          </table:table-cell>
          <table:table-cell table:style-name="ad8fe0b">
            <text:p text:style-name="xl_5f_table_5f_text_5f_center"/>
          </table:table-cell>
          <table:table-cell table:style-name="abc0e47">
            <text:p text:style-name="xl_5f_table_5f_text_5f_center"/>
          </table:table-cell>
          <table:table-cell table:style-name="a35e2e1">
            <text:p text:style-name="xl_5f_table_5f_text_5f_center">Stream21</text:p>
          </table:table-cell>
          <table:table-cell table:style-name="a24720d">
            <text:p text:style-name="xl_5f_table_5f_text_5f_center"/>
          </table:table-cell>
          <table:table-cell table:style-name="a6d5d5c">
            <text:p text:style-name="xl_5f_table_5f_text_5f_center">Stream22</text:p>
          </table:table-cell>
          <table:table-cell table:style-name="a3849e9">
            <text:p text:style-name="xl_5f_table_5f_text_5f_center"/>
          </table:table-cell>
          <table:table-cell table:style-name="a08785b">
            <text:p text:style-name="xl_5f_table_5f_text_5f_center">Stream23</text:p>
          </table:table-cell>
          <table:table-cell table:style-name="abeb89d">
            <text:p text:style-name="xl_5f_table_5f_text_5f_center"/>
          </table:table-cell>
          <table:table-cell table:style-name="a31b705">
            <text:p text:style-name="xl_5f_table_5f_text_5f_center"/>
          </table:table-cell>
          <table:table-cell table:style-name="a763c29">
            <text:p text:style-name="xl_5f_table_5f_text"/>
          </table:table-cell>
        </table:table-row>
        <table:table-row>
          <table:table-cell table:style-name="adf0bbd">
            <text:p text:style-name="xl_5f_table_5f_text"/>
          </table:table-cell>
          <table:table-cell table:style-name="a97935a">
            <text:p text:style-name="xl_5f_table_5f_text_5f_center"/>
          </table:table-cell>
          <table:table-cell table:style-name="a2d5b8b">
            <text:p text:style-name="xl_5f_table_5f_text_5f_center"/>
          </table:table-cell>
          <table:table-cell table:style-name="a207a8d">
            <text:p text:style-name="xl_5f_table_5f_text_5f_center"/>
          </table:table-cell>
          <table:table-cell table:style-name="ad2c924">
            <text:p text:style-name="xl_5f_table_5f_text_5f_center"/>
          </table:table-cell>
          <table:table-cell table:style-name="aba42c0">
            <text:p text:style-name="xl_5f_table_5f_text_5f_center"/>
          </table:table-cell>
          <table:table-cell table:style-name="a3d1fe2">
            <text:p text:style-name="xl_5f_table_5f_text_5f_center"/>
          </table:table-cell>
          <table:table-cell table:style-name="a70c586">
            <text:p text:style-name="xl_5f_table_5f_text_5f_center"/>
          </table:table-cell>
          <table:table-cell table:style-name="a7e683a">
            <text:p text:style-name="xl_5f_table_5f_text_5f_center"/>
          </table:table-cell>
          <table:table-cell table:style-name="a0f6b63">
            <text:p text:style-name="xl_5f_table_5f_text_5f_center"/>
          </table:table-cell>
          <table:table-cell table:style-name="a483485">
            <text:p text:style-name="xl_5f_table_5f_text_5f_center"/>
          </table:table-cell>
          <table:table-cell table:style-name="ab321b7">
            <text:p text:style-name="xl_5f_table_5f_text_5f_center"/>
          </table:table-cell>
          <table:table-cell table:style-name="aafce39">
            <text:p text:style-name="xl_5f_table_5f_text"/>
          </table:table-cell>
        </table:table-row>
      </table:table>
      <text:p text:style-name="xl_5f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1" svg:font-family="StarSymbol"/>
    <style:font-face style:font-family-generic="modern" style:font-pitch="fixed" style:name="Cumberland1" svg:font-family="Cumberland"/>
    <style:font-face style:font-family-generic="modern" style:font-pitch="fixed" style:name="Cumberland" svg:font-family="Cumberland"/>
    <style:font-face style:font-pitch="variable" style:name="Arial Unicode MS" svg:font-family="'Arial Unicode MS'"/>
    <style:font-face style:font-pitch="variable" style:name="HG Mincho Light J" svg:font-family="'HG Mincho Light J'"/>
    <style:font-face style:font-pitch="variable" style:name="StarSymbol2" svg:font-family="StarSymbol"/>
    <style:font-face style:font-pitch="variable" style:name="StarSymbol" svg:font-family="StarSymbol"/>
    <style:font-face style:font-family-generic="roman" style:font-pitch="variable" style:name="Thorndale" svg:font-family="Thorndale"/>
    <style:font-face style:font-family-generic="roman" style:font-pitch="variable" style:name="Thorndale2" svg:font-family="Thorndale"/>
    <style:font-face style:font-family-generic="roman" style:font-pitch="variable" style:name="Thorndale3" svg:font-family="Thorndale"/>
    <style:font-face style:font-family-generic="roman" style:font-pitch="variable" style:name="Thorndale1" svg:font-family="Thorndale"/>
    <style:font-face style:font-family-generic="swiss" style:font-pitch="variable" style:name="Albany" svg:font-family="Albany"/>
    <style:font-face style:font-family-generic="swiss" style:font-pitch="variable" style:name="Arial" svg:font-family="Arial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lor="#000000" fo:country="US" fo:font-size="12.0pt" fo:language="en" style:font-name="Thorndale" style:font-name-asian="HG Mincho Light J" style:font-name-complex="Arial Unicode MS" style:font-size-asian="12.0pt"/>
    </style:default-style>
    <style:style style:family="paragraph" style:name="Standard" style:parent-style-name="default_paragraph_style"/>
    <style:style style:display-name="xl_standard" style:family="paragraph" style:name="xl_5f_standard" style:parent-style-name="Standard">
      <style:text-properties fo:country="GB" fo:font-size="10.0pt" fo:language="en" style:font-name="Thorndale1" style:font-size-asian="10.0pt"/>
    </style:style>
    <style:style style:display-name="xl_text" style:family="paragraph" style:name="xl_5f_text" style:parent-style-name="xl_5f_standard">
      <style:paragraph-properties fo:margin-bottom="1.01mm" fo:margin-top="1.01mm" fo:text-align="justify"/>
    </style:style>
    <style:style style:display-name="xl_table_text" style:family="paragraph" style:name="xl_5f_table_5f_text" style:parent-style-name="xl_5f_text">
      <style:paragraph-properties fo:margin-left="1.01mm" fo:margin-right="0.0mm" fo:text-align="left" fo:text-indent="0.0mm">
        <style:tab-stops>
          <style:tab-stop style:position="2.6cm"/>
          <style:tab-stop style:position="3.601cm"/>
        </style:tab-stops>
      </style:paragraph-properties>
    </style:style>
    <style:style style:display-name="xl_table_text_right" style:family="paragraph" style:name="xl_5f_table_5f_text_5f_right" style:parent-style-name="xl_5f_table_5f_text">
      <style:paragraph-properties fo:text-align="right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xl_spec_formula" style:family="paragraph" style:name="xl_5f_spec_5f_formula" style:next-style-name="xl_5f_text" style:parent-style-name="xl_5f_text">
      <style:paragraph-properties fo:background-color="#e6e6e6" fo:border-bottom="0.35mm solid #c0c0c0" fo:border-left="1.76mm solid #c0c0c0" fo:border-right="1.76mm solid #c0c0c0" fo:border-top="0.35mm solid #c0c0c0" fo:margin-left="0.0mm" fo:margin-right="0.0mm" fo:padding-bottom="1.01mm" fo:padding-left="3.49mm" fo:padding-right="3.49mm" fo:padding-top="1.01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Contents" style:family="paragraph" style:name="Table_20_Contents" style:parent-style-name="Text_20_body"/>
    <style:style style:display-name="xl_standard_bold" style:family="paragraph" style:name="xl_5f_standard_5f_bold" style:parent-style-name="xl_5f_standard">
      <style:text-properties fo:font-weight="bold" style:font-name="Thorndale2"/>
    </style:style>
    <style:style style:display-name="xl_headline_base" style:family="paragraph" style:name="xl_5f_headline_5f_base" style:next-style-name="xl_5f_text" style:parent-style-name="xl_5f_standard_5f_bold">
      <style:paragraph-properties/>
    </style:style>
    <style:style style:display-name="xl_headline_list" style:family="paragraph" style:name="xl_5f_headline_5f_list" style:next-style-name="xl_5f_text" style:parent-style-name="xl_5f_headline_5f_base">
      <style:paragraph-properties fo:margin-bottom="3.0mm" fo:margin-top="6.0mm"/>
      <style:text-properties fo:font-size="12.0pt"/>
    </style:style>
    <style:style style:family="paragraph" style:name="Index" style:parent-style-name="Standard"/>
    <style:style style:display-name="xl_table_header" style:family="paragraph" style:name="xl_5f_table_5f_header" style:parent-style-name="xl_5f_standard_5f_bold">
      <style:paragraph-properties fo:margin-left="1.01mm" fo:margin-right="0.0mm" fo:text-indent="0.0mm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/>
    </style:style>
    <style:style style:display-name="Frame contents" style:family="paragraph" style:name="Frame_20_contents" style:parent-style-name="Text_20_body"/>
    <style:style style:display-name="xl_contents_level1" style:family="paragraph" style:name="xl_5f_contents_5f_level1" style:parent-style-name="xl_5f_standard">
      <style:paragraph-properties fo:margin-bottom="1.01mm" fo:margin-top="3.49mm"/>
      <style:text-properties fo:font-size="14.0pt"/>
    </style:style>
    <style:style style:family="paragraph" style:name="List" style:parent-style-name="Text_20_body"/>
    <style:style style:display-name="xl_contents_level3" style:family="paragraph" style:name="xl_5f_contents_5f_level3" style:parent-style-name="xl_5f_standard">
      <style:text-properties fo:font-size="8.0pt"/>
    </style:style>
    <style:style style:display-name="xl_contents_level2" style:family="paragraph" style:name="xl_5f_contents_5f_level2" style:parent-style-name="xl_5f_standard">
      <style:paragraph-properties fo:margin-bottom="0.0mm" fo:margin-top="0.0mm"/>
    </style:style>
    <style:style style:display-name="xl_spec_formula_keep" style:family="paragraph" style:name="xl_5f_spec_5f_formula_5f_keep" style:next-style-name="xl_5f_spec_5f_formula" style:parent-style-name="xl_5f_spec_5f_formula">
      <style:paragraph-properties/>
    </style:style>
    <style:style style:display-name="xl_spec_footnode" style:family="paragraph" style:name="xl_5f_spec_5f_footnode" style:parent-style-name="xl_5f_standard">
      <style:paragraph-properties fo:margin-bottom="1.01mm" fo:margin-left="3.0mm" fo:margin-right="0.0mm" fo:margin-top="0.0mm" fo:text-indent="-3.0mm"/>
      <style:text-properties fo:font-size="9.0pt"/>
    </style:style>
    <style:style style:default-outline-level="1" style:display-name="xl_headline_level1" style:family="paragraph" style:name="xl_5f_headline_5f_level1" style:next-style-name="xl_5f_text" style:parent-style-name="xl_5f_headline_5f_base">
      <style:paragraph-properties fo:border-bottom="0.02mm solid #000000" fo:border-left="0.02mm solid #ffffff" fo:border-right="none" fo:border-top="0.02mm solid #ffffff" fo:break-before="page" fo:margin-bottom="14.99mm" fo:margin-top="0.0mm" fo:padding-bottom="14.99mm" fo:padding-left="14.99mm" fo:padding-right="14.99mm" fo:padding-top="14.99mm"/>
      <style:text-properties fo:font-size="22.0pt"/>
    </style:style>
    <style:style style:display-name="xl_headline_contents" style:family="paragraph" style:name="xl_5f_headline_5f_contents" style:next-style-name="xl_5f_text" style:parent-style-name="xl_5f_headline_5f_level1">
      <style:paragraph-properties/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/>
    </style:style>
    <style:style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/>
    </style:style>
    <style:style style:display-name="Heading 3" style:family="paragraph" style:name="Heading_20_3" style:next-style-name="Text_20_body" style:parent-style-name="Heading">
      <style:paragraph-properties fo:margin-left="10.0mm" fo:margin-right="0.0mm" fo:text-indent="-10.0mm"/>
      <style:text-properties fo:font-size="14.0pt" fo:font-weight="bold" style:font-size-asian="14.0pt" style:font-weight-asian="bold" style:font-weight-complex="bold"/>
    </style:style>
    <style:style style:display-name="Heading 1" style:family="paragraph" style:name="Heading_20_1" style:next-style-name="Text_20_body" style:parent-style-name="Heading">
      <style:paragraph-properties/>
      <style:text-properties fo:font-weight="bold"/>
    </style:style>
    <style:style style:display-name="xl_list_num" style:family="paragraph" style:name="xl_5f_list_5f_num" style:parent-style-name="xl_5f_text"/>
    <style:style style:display-name="xl_list_num_last" style:family="paragraph" style:name="xl_5f_list_5f_num_5f_last" style:next-style-name="xl_5f_text" style:parent-style-name="xl_5f_list_5f_num">
      <style:paragraph-properties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/>
    </style:style>
    <style:style style:display-name="xl_list_bullet" style:family="paragraph" style:name="xl_5f_list_5f_bullet" style:parent-style-name="xl_5f_text"/>
    <style:style style:display-name="xl_title_big" style:family="paragraph" style:name="xl_5f_title_5f_big" style:next-style-name="xl_5f_text" style:parent-style-name="xl_5f_standard_5f_bold">
      <style:paragraph-properties fo:line-height="150%" fo:margin-bottom="14.99mm" fo:margin-top="14.99mm" fo:text-align="center"/>
      <style:text-properties fo:font-size="32.0pt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efault-outline-level="3" style:display-name="xl_headline_level3" style:family="paragraph" style:name="xl_5f_headline_5f_level3" style:next-style-name="xl_5f_text" style:parent-style-name="xl_5f_headline_5f_base">
      <style:paragraph-properties fo:margin-bottom="6.0mm" fo:margin-top="11.99mm"/>
      <style:text-properties fo:font-size="14.0pt"/>
    </style:style>
    <style:style style:default-outline-level="2" style:display-name="xl_headline_level2" style:family="paragraph" style:name="xl_5f_headline_5f_level2" style:next-style-name="xl_5f_text" style:parent-style-name="xl_5f_headline_5f_base">
      <style:paragraph-properties fo:break-before="page" fo:margin-bottom="7.5mm" fo:margin-top="14.99mm"/>
      <style:text-properties fo:font-size="18.0pt"/>
    </style:style>
    <style:style style:display-name="xl_spec_example" style:family="paragraph" style:name="xl_5f_spec_5f_example" style:next-style-name="xl_5f_text" style:parent-style-name="xl_5f_text">
      <style:paragraph-properties fo:border-bottom="0.35mm solid #e6e6e6" fo:border-left="1.76mm solid #e6e6e6" fo:border-right="1.76mm solid #e6e6e6" fo:border-top="0.35mm solid #e6e6e6" fo:padding-bottom="1.01mm" fo:padding-left="3.49mm" fo:padding-right="3.49mm" fo:padding-top="1.01mm"/>
    </style:style>
    <style:style style:display-name="xl_spec_example_keep" style:family="paragraph" style:name="xl_5f_spec_5f_example_5f_keep" style:next-style-name="xl_5f_spec_5f_example" style:parent-style-name="xl_5f_spec_5f_example">
      <style:paragraph-properties/>
    </style:style>
    <style:style style:display-name="xl_table_header_center" style:family="paragraph" style:name="xl_5f_table_5f_header_5f_center" style:parent-style-name="xl_5f_table_5f_header">
      <style:paragraph-properties fo:margin-left="0.0mm" fo:margin-right="0.0mm" fo:text-align="center" fo:text-indent="0.0mm"/>
    </style:style>
    <style:style style:display-name="xl_table_list_bullet" style:family="paragraph" style:name="xl_5f_table_5f_list_5f_bullet" style:parent-style-name="xl_5f_table_5f_text"/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umberland1" style:font-name-asian="Cumberland1" style:font-name-complex="Cumberland1" style:font-size-asian="10.0pt"/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xl_table_text_center" style:family="paragraph" style:name="xl_5f_table_5f_text_5f_center" style:parent-style-name="xl_5f_table_5f_text">
      <style:paragraph-properties fo:margin-left="0.0mm" fo:margin-right="0.0mm" fo:text-align="center" fo:text-indent="0.0mm"/>
    </style:style>
    <style:style style:display-name="xl_header_footer" style:family="paragraph" style:name="xl_5f_header_5f_footer" style:parent-style-name="xl_5f_standard">
      <style:paragraph-properties>
        <style:tab-stops>
          <style:tab-stop style:position="0.0cm"/>
          <style:tab-stop style:position="8.5cm" style:type="center"/>
          <style:tab-stop style:position="17.0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xl_list_bullet_last" style:family="paragraph" style:name="xl_5f_list_5f_bullet_5f_last" style:next-style-name="xl_5f_text" style:parent-style-name="xl_5f_list_5f_bullet">
      <style:paragraph-properties/>
    </style:style>
    <style:style style:family="paragraph" style:name="Caption" style:parent-style-name="Standard">
      <style:paragraph-properties fo:margin-bottom="2.12mm" fo:margin-top="2.12mm"/>
      <style:text-properties fo:font-size="10.0pt" fo:font-style="italic"/>
    </style:style>
    <style:style style:family="paragraph" style:name="Table" style:parent-style-name="Caption"/>
    <style:style style:display-name="xl_spec_example_hex" style:family="paragraph" style:name="xl_5f_spec_5f_example_5f_hex" style:next-style-name="xl_5f_text" style:parent-style-name="xl_5f_spec_5f_example">
      <style:paragraph-properties/>
      <style:text-properties style:font-name="Cumberland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xl_title_small" style:family="paragraph" style:name="xl_5f_title_5f_small" style:next-style-name="xl_5f_text" style:parent-style-name="xl_5f_standard_5f_bold">
      <style:paragraph-properties fo:margin-bottom="20.0mm" fo:margin-top="20.0mm" fo:text-align="center"/>
      <style:text-properties fo:font-size="22.0pt"/>
    </style:style>
    <style:style style:display-name="Table Heading" style:family="paragraph" style:name="Table_20_Heading" style:parent-style-name="Table_20_Contents">
      <style:paragraph-properties fo:text-align="center"/>
      <style:text-properties fo:font-style="italic" fo:font-weight="bold"/>
    </style:style>
    <style:style style:display-name="xl_text_keep" style:family="paragraph" style:name="xl_5f_text_5f_keep" style:next-style-name="xl_5f_text" style:parent-style-name="xl_5f_text">
      <style:paragraph-properties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Endnote Symbol" style:family="text" style:name="Endnote_20_Symbol" style:parent-style-name="default_character_style"/>
    <style:style style:display-name="xl_font_standard" style:family="text" style:name="xl_5f_font_5f_standard" style:parent-style-name="default_character_style">
      <style:text-properties fo:font-size="10.0pt" style:font-name="Thorndale3"/>
    </style:style>
    <style:style style:display-name="xl_font_footnode_symbol" style:family="text" style:name="xl_5f_font_5f_footnode_5f_symbol" style:parent-style-name="xl_5f_font_5f_standard">
      <style:text-properties fo:font-size="9.0pt" style:text-position="super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Variable" style:parent-style-name="default_character_style">
      <style:text-properties fo:font-style="italic"/>
    </style:style>
    <style:style style:display-name="xl_font_code" style:family="text" style:name="xl_5f_font_5f_code" style:parent-style-name="xl_5f_font_5f_standard">
      <style:text-properties style:font-name="Cumberland" style:text-underline-style="none"/>
    </style:style>
    <style:style style:display-name="xl_font_code_ul" style:family="text" style:name="xl_5f_font_5f_code_5f_ul" style:parent-style-name="xl_5f_font_5f_code">
      <style:text-properties fo:background-color="transparent" style:text-underline-style="solid"/>
    </style:style>
    <style:style style:display-name="Bullet Symbols" style:family="text" style:name="Bullet_20_Symbols" style:parent-style-name="default_character_style">
      <style:text-properties fo:font-size="9.0pt" style:font-name="StarSymbol1"/>
    </style:style>
    <style:style style:display-name="Footnote Symbol" style:family="text" style:name="Footnote_20_Symbol" style:parent-style-name="default_character_style"/>
    <style:style style:display-name="xl_font_code_comment" style:family="text" style:name="xl_5f_font_5f_code_5f_comment" style:parent-style-name="xl_5f_font_5f_standard">
      <style:text-properties fo:font-style="italic"/>
    </style:style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xl_font_bullet" style:family="text" style:name="xl_5f_font_5f_bullet" style:parent-style-name="xl_5f_font_5f_standard">
      <style:text-properties fo:font-weight="normal" style:text-underline-style="none"/>
    </style:style>
    <style:style style:display-name="xl_font_code_highl" style:family="text" style:name="xl_5f_font_5f_code_5f_highl" style:parent-style-name="xl_5f_font_5f_code">
      <style:text-properties fo:background-color="#cccccc"/>
    </style:style>
    <style:style style:display-name="xl_font_footnode_anchor" style:family="text" style:name="xl_5f_font_5f_footnode_5f_anchor" style:parent-style-name="xl_5f_font_5f_standard">
      <style:text-properties style:text-position="super"/>
    </style:style>
    <style:style style:display-name="Line numbering" style:family="text" style:name="Line_20_numbering" style:parent-style-name="default_character_style"/>
    <style:style style:display-name="Page Number" style:family="text" style:name="Page_20_Number" style:parent-style-name="default_character_style"/>
    <style:style style:display-name="Internet link" style:family="text" style:name="Internet_20_link" style:parent-style-name="default_character_style">
      <style:text-properties fo:color="#000080" style:text-underline-style="solid"/>
    </style:style>
    <style:style style:display-name="Numbering Symbols" style:family="text" style:name="Numbering_20_Symbols" style:parent-style-name="default_character_style"/>
    <style:style style:display-name="xl_font_strong" style:family="text" style:name="xl_5f_font_5f_strong" style:parent-style-name="xl_5f_font_5f_standard">
      <style:text-properties fo:background-color="transparent" fo:font-style="italic" fo:font-weight="normal" style:text-underline-style="none"/>
    </style:style>
    <style:style style:display-name="xl_font_code_strong" style:family="text" style:name="xl_5f_font_5f_code_5f_strong" style:parent-style-name="xl_5f_font_5f_code">
      <style:text-properties fo:font-style="italic"/>
    </style:style>
    <style:default-style style:family="graphic">
      <style:text-properties fo:color="#000000" fo:country="US" fo:font-size="12.0pt" fo:language="en" style:font-size-asian="12.0pt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Formula" style:parent-style-name="default_drawing_style">
      <style:graphic-properties fo:margin-left="0.0mm" fo:margin-right="0.0mm" style:vertical-rel="line" style:wrap="parallel" style:wrap-contour="false"/>
    </style:style>
    <style:style style:family="graphic" style:name="Frame" style:parent-style-name="default_drawing_style">
      <style:graphic-properties fo:margin-bottom="0.0mm" fo:margin-left="0.0mm" fo:margin-right="0.0mm" fo:margin-top="0.0mm" fo:padding-bottom="0.0mm" fo:padding-left="0.0mm" fo:padding-right="0.0mm" fo:padding-top="0.0mm" style:horizontal-pos="center" style:horizontal-rel="paragraph" style:vertical-pos="top" style:vertical-rel="paragraph" style:wrap="parallel" style:wrap-contour="false"/>
    </style:style>
    <style:style style:display-name="xl_frame_table" style:family="graphic" style:name="xl_5f_frame_5f_table" style:parent-style-name="default_drawing_style"/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  <style:style style:family="graphic" style:name="Labels" style:parent-style-name="default_drawing_style">
      <style:graphic-properties fo:margin-left="2.01mm" fo:margin-right="2.01mm" style:vertical-pos="top"/>
    </style:style>
  </office:styles>
  <office:automatic-styles>
    <style:style style:family="paragraph" style:name="ae30df1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style style:family="paragraph" style:name="a643494" style:parent-style-name="xl_5f_header_5f_footer">
      <style:paragraph-properties>
        <style:tab-stops>
          <style:tab-stop style:position="8.488cm" style:type="center"/>
          <style:tab-stop style:position="16.976cm" style:type="right"/>
        </style:tab-stops>
      </style:paragraph-properties>
    </style:style>
    <style:page-layout style:name="a70041a" style:page-usage="right"/>
    <style:page-layout style:name=""/>
    <style:page-layout style:name="" style:page-usage=""/>
  </office:automatic-styles>
  <office:master-styles>
    <style:master-page style:name="xl_5f_page_5f_standard">
      <style:header>
        <text:p text:style-name="xl_5f_header_5f_footer"><text:tab/><text:tab/><text:chapter style:data-style-name="" text:display="number" text:outline-level="2">7</text:chapter><text:chapter style:data-style-name="" text:display="name" text:outline-level="2">Glossary</text:chapter></text:p>
      </style:header>
      <style:header-left>
        <text:p text:style-name="xl_5f_header_5f_footer"><text:chapter style:data-style-name="" text:display="number" text:outline-level="1">7</text:chapter><text:chapter style:data-style-name="" text:display="name" text:outline-level="1">Glossary</text:chapter></text:p>
      </style:header-left>
      <style:footer>
        <text:p text:style-name="a643494"><text:tab/><text:tab/><text:page-number>21</text:page-number></text:p>
      </style:footer>
      <style:footer-left>
        <text:p text:style-name="ae30df1"><text:page-number>20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2</dc:date>
    <meta:editing-cycles>2</meta:editing-cycles>
    <meta:editing-duration>PT0.160S</meta:editing-duration>
  </office:meta>
</office:document-meta>
</file>